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typeManager.createDatatype( Element datatypeElement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atatypeManager.createValidationRule( Element validationRule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atatypeManager.createConvertor( String dataTypeName , Element convertor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atatypeManager.setDatatypeBuilders( Map datatype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typeManager.setValidatorRuleBuilders( Map validatorRule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